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25_14-52-37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08813 E-139-34-49.599609</text:p>
          </table:table-cell>
          <table:table-cell table:style-name="ce32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5_18-29-44_000.jpg</text:p>
          </table:table-cell>
          <table:table-cell table:style-name="ce20" office:value-type="string">
            <text:p>:m RES 1-2*2 / free# JVEMV6 37#24_1 / 37. miscs of miscs / 24. UFO-science / 1. eman:relativity / 計量,metric</text:p>
          </table:table-cell>
          <table:table-cell table:style-name="ce3"/>
          <table:table-cell table:style-name="ce3"/>
          <table:table-cell table:style-name="ce3" office:value-type="string">
            <text:p>N-35-35-28.601074 E-139-34-49.544677</text:p>
          </table:table-cell>
          <table:table-cell table:style-name="ce32" table:formula="of:=IF([.E3]=&quot;&quot;;[.C3];CONCATENATE([.C3];&quot; / &quot;;[.E3]))" office:value-type="string" office:string-value=":m RES 1-2*2 / free# JVEMV6 37#24_1 / 37. miscs of miscs / 24. UFO-science / 1. eman:relativity / 計量,metric">
            <text:p>:m RES 1-2*2 / free# JVEMV6 37#24_1 / 37. miscs of miscs / 24. UFO-science / 1. eman:relativity / 計量,metric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25_19-20-28_000.jpg</text:p>
          </table:table-cell>
          <table:table-cell table:style-name="ce20" office:value-type="string">
            <text:p>:m music / log / kb / || s.1:genr=et-N,sc=1-4-5,key=C,RH=oct-2;E♭;D♭,LH=1-4-5,tempo=70,R=1,memo=+,score=+</text:p>
          </table:table-cell>
          <table:table-cell table:style-name="ce31"/>
          <table:table-cell table:style-name="ce3"/>
          <table:table-cell table:style-name="ce3" office:value-type="string">
            <text:p>N-35-35-28.62854 E-139-34-49.544677</text:p>
          </table:table-cell>
          <table:table-cell table:style-name="ce32" table:formula="of:=IF([.E4]=&quot;&quot;;[.C4];CONCATENATE([.C4];&quot; / &quot;;[.E4]))" office:value-type="string" office:string-value=":m music / log / kb / || s.1:genr=et-N,sc=1-4-5,key=C,RH=oct-2;E♭;D♭,LH=1-4-5,tempo=70,R=1,memo=+,score=+">
            <text:p>:m music / log / kb / || s.1:genr=et-N,sc=1-4-5,key=C,RH=oct-2;E♭;D♭,LH=1-4-5,tempo=70,R=1,memo=+,score=+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5_20-49-34_000.jpg</text:p>
          </table:table-cell>
          <table:table-cell table:style-name="ce20" office:value-type="string">
            <text:p>:m 記録 / 身体 / 全身像 / 顔 / 様子 / 楽器演奏中</text:p>
          </table:table-cell>
          <table:table-cell table:style-name="ce23"/>
          <table:table-cell table:style-name="ce3"/>
          <table:table-cell table:style-name="ce3"/>
          <table:table-cell table:style-name="ce32" table:formula="of:=IF([.E5]=&quot;&quot;;[.C5];CONCATENATE([.C5];&quot; / &quot;;[.E5]))" office:value-type="string" office:string-value=":m 記録 / 身体 / 全身像 / 顔 / 様子 / 楽器演奏中">
            <text:p>:m 記録 / 身体 / 全身像 / 顔 / 様子 / 楽器演奏中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5_20-49-38_000.jpg</text:p>
          </table:table-cell>
          <table:table-cell table:style-name="ce6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944396 E-139-34-49.874267</text:p>
          </table:table-cell>
          <table:table-cell table:style-name="ce32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6_00-03-53_000.jpg</text:p>
          </table:table-cell>
          <table:table-cell table:style-name="ce6" office:value-type="string">
            <text:p>:m music / log / kb / || s.1:genr=res,chor=G7;C^3+,video=vid-6:1.35~,memo=+,for=position-table</text:p>
          </table:table-cell>
          <table:table-cell table:style-name="ce14"/>
          <table:table-cell table:style-name="ce3"/>
          <table:table-cell table:style-name="ce3" office:value-type="string">
            <text:p>N-35-35-28.614807 E-139-34-49.434814</text:p>
          </table:table-cell>
          <table:table-cell table:style-name="ce32" table:formula="of:=IF([.E7]=&quot;&quot;;[.C7];CONCATENATE([.C7];&quot; / &quot;;[.E7]))" office:value-type="string" office:string-value=":m music / log / kb / || s.1:genr=res,chor=G7;C^3+,video=vid-6:1.35~,memo=+,for=position-table">
            <text:p>:m music / log / kb / || s.1:genr=res,chor=G7;C^3+,video=vid-6:1.35~,memo=+,for=position-tabl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6_07-31-12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587341 E-139-34-49.544677</text:p>
          </table:table-cell>
          <table:table-cell table:style-name="ce32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26_07-31-46_000.jpg</text:p>
          </table:table-cell>
          <table:table-cell table:style-name="ce20" office:value-type="string">
            <text:p>:m :th / 自分と周りの世界とが何の関わりもない；起きる意味はない；神様か</text:p>
          </table:table-cell>
          <table:table-cell table:style-name="ce16"/>
          <table:table-cell table:style-name="ce3"/>
          <table:table-cell table:style-name="ce3" office:value-type="string">
            <text:p>N-35-35-28.62854 E-139-34-49.489746</text:p>
          </table:table-cell>
          <table:table-cell table:style-name="ce32" table:formula="of:=IF([.E9]=&quot;&quot;;[.C9];CONCATENATE([.C9];&quot; / &quot;;[.E9]))" office:value-type="string" office:string-value=":m :th / 自分と周りの世界とが何の関わりもない；起きる意味はない；神様か">
            <text:p>:m :th / 自分と周りの世界とが何の関わりもない；起きる意味はない；神様か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5_17-02-58_000.mp4</text:p>
          </table:table-cell>
          <table:table-cell table:style-name="ce6" office:value-type="string">
            <text:p>:VOICE-MEMO / @自室 / 記録 / kb,keyboard / 演奏、play / k-2020-0525-1 / sc=dorian,key=C,chor=C;F;E♭,RH=grip+melody,LH=grip</text:p>
          </table:table-cell>
          <table:table-cell table:style-name="ce17"/>
          <table:table-cell table:style-name="ce3"/>
          <table:table-cell table:style-name="ce3"/>
          <table:table-cell table:style-name="ce32" table:formula="of:=IF([.E10]=&quot;&quot;;[.C10];CONCATENATE([.C10];&quot; / &quot;;[.E10]))" office:value-type="string" office:string-value=":VOICE-MEMO / @自室 / 記録 / kb,keyboard / 演奏、play / k-2020-0525-1 / sc=dorian,key=C,chor=C;F;E♭,RH=grip+melody,LH=grip">
            <text:p>:VOICE-MEMO / @自室 / 記録 / kb,keyboard / 演奏、play / k-2020-0525-1 / sc=dorian,key=C,chor=C;F;E♭,RH=grip+melody,LH=grip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25_19-17-14_000.mp4</text:p>
          </table:table-cell>
          <table:table-cell table:style-name="ce6" office:value-type="string">
            <text:p>:VOICE-MEMO / @自室 / 記録 / kb,keyboard / 演奏、play / k-2020-0525-2 / genr=et-N,sc=1-4-5,key=C,RH=oct-2;E♭;D♭,LH=1-4-5,tempo=70,R=1,memo=+,score=+</text:p>
          </table:table-cell>
          <table:table-cell table:style-name="ce16"/>
          <table:table-cell table:style-name="ce3"/>
          <table:table-cell table:style-name="ce3"/>
          <table:table-cell table:style-name="ce32" table:formula="of:=IF([.E11]=&quot;&quot;;[.C11];CONCATENATE([.C11];&quot; / &quot;;[.E11]))" office:value-type="string" office:string-value=":VOICE-MEMO / @自室 / 記録 / kb,keyboard / 演奏、play / k-2020-0525-2 / genr=et-N,sc=1-4-5,key=C,RH=oct-2;E♭;D♭,LH=1-4-5,tempo=70,R=1,memo=+,score=+">
            <text:p>:VOICE-MEMO / @自室 / 記録 / kb,keyboard / 演奏、play / k-2020-0525-2 / genr=et-N,sc=1-4-5,key=C,RH=oct-2;E♭;D♭,LH=1-4-5,tempo=70,R=1,memo=+,score=+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5_20-21-02_000.mp4</text:p>
          </table:table-cell>
          <table:table-cell table:style-name="ce6" office:value-type="string">
            <text:p>:VIDEO / @自宅 / メモ / kb,keyboard / 演奏、play / k-2020-0525-3 / genr=f-N,sc=1-4-5,key=C,other=accompanyment-notes</text:p>
          </table:table-cell>
          <table:table-cell table:style-name="ce17"/>
          <table:table-cell table:style-name="ce3"/>
          <table:table-cell table:style-name="ce3"/>
          <table:table-cell table:style-name="ce32" table:formula="of:=IF([.E12]=&quot;&quot;;[.C12];CONCATENATE([.C12];&quot; / &quot;;[.E12]))" office:value-type="string" office:string-value=":VIDEO / @自宅 / メモ / kb,keyboard / 演奏、play / k-2020-0525-3 / genr=f-N,sc=1-4-5,key=C,other=accompanyment-notes">
            <text:p>:VIDEO / @自宅 / メモ / kb,keyboard / 演奏、play / k-2020-0525-3 / genr=f-N,sc=1-4-5,key=C,other=accompanyment-notes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5_22-26-19_000.mp4</text:p>
          </table:table-cell>
          <table:table-cell table:style-name="ce6" office:value-type="string">
            <text:p>:VIDEO / @自宅 / メモ / kb,keyboard / 演奏、play / k-2020-0525-4 / genr=f-N,sc=1-4-5,RH=arpeggio,LH=oct-2,note=E♭;D♭;C</text:p>
          </table:table-cell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string" office:string-value=":VIDEO / @自宅 / メモ / kb,keyboard / 演奏、play / k-2020-0525-4 / genr=f-N,sc=1-4-5,RH=arpeggio,LH=oct-2,note=E♭;D♭;C">
            <text:p>:VIDEO / @自宅 / メモ / kb,keyboard / 演奏、play / k-2020-0525-4 / genr=f-N,sc=1-4-5,RH=arpeggio,LH=oct-2,note=E♭;D♭;C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5_23-58-17_000.mp4</text:p>
          </table:table-cell>
          <table:table-cell table:style-name="ce6" office:value-type="string">
            <text:p>:VIDEO / @自宅 / メモ / kb,keyboard / 演奏、play / k-2020-0525-5 / genr=f-N,key=C,chor=C7;F7,LH=grip,video=vid-6,other=genre-blues</text:p>
          </table:table-cell>
          <table:table-cell table:style-name="ce6"/>
          <table:table-cell table:style-name="ce3"/>
          <table:table-cell table:style-name="ce3"/>
          <table:table-cell table:style-name="ce32" table:formula="of:=IF([.E14]=&quot;&quot;;[.C14];CONCATENATE([.C14];&quot; / &quot;;[.E14]))" office:value-type="string" office:string-value=":VIDEO / @自宅 / メモ / kb,keyboard / 演奏、play / k-2020-0525-5 / genr=f-N,key=C,chor=C7;F7,LH=grip,video=vid-6,other=genre-blues">
            <text:p>:VIDEO / @自宅 / メモ / kb,keyboard / 演奏、play / k-2020-0525-5 / genr=f-N,key=C,chor=C7;F7,LH=grip,video=vid-6,other=genre-blues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6_06-11-45_000.mid</text:p>
          </table:table-cell>
          <table:table-cell table:style-name="ce6" office:value-type="string">
            <text:p>:in-mid / app=perfect-piano / 演奏、play / id-2020-0526-1 / category=melody,inst=piano,source=inhead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in-mid / app=perfect-piano / 演奏、play / id-2020-0526-1 / category=melody,inst=piano,source=inhead">
            <text:p>:in-mid / app=perfect-piano / 演奏、play / id-2020-0526-1 / category=melody,inst=piano,source=inhead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29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6">2020/05/26</text:date>, <text:time>10:19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26T10:19:28.65</dc:date>
    <dc:creator>iwabuchi ken</dc:creator>
    <meta:editing-duration>P21DT7H49M58S</meta:editing-duration>
    <meta:editing-cycles>8280</meta:editing-cycles>
    <meta:document-statistic meta:table-count="1" meta:cell-count="427" meta:object-count="0"/>
  </office:meta>
</office:document-meta>
</file>